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پریسا کریم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هلا صالح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ریحانه نعمت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سارا زارع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هلا فهیم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فاطمه حسن زاده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ایمان رشید فرخ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حمد حسین خلیل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پارسا علیزاده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عراج صفار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خدیجه محمد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سمین عباس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امیرعلی فاتح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تین زندوانی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حمیدرضا عمو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ریاحی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تاج آبادی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قرمزی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خوبرویان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17:13:29.593454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6:36:20.096329689</meta:creation-date>
    <dc:date>2025-10-12T17:18:03.871471300</dc:date>
    <meta:editing-duration>PT10M18S</meta:editing-duration>
    <meta:editing-cycles>2</meta:editing-cycles>
    <meta:generator>LibreOffice/24.2.6.2$Linux_X86_64 LibreOffice_project/420$Build-2</meta:generator>
    <meta:document-statistic meta:table-count="1" meta:cell-count="76" meta:object-count="0"/>
  </office:meta>
</office:document-meta>
</file>